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7.83166666666667cm"/>
    </style:style>
    <style:style style:name="co3" style:family="table-column">
      <style:table-column-properties fo:break-before="auto" style:column-width="4.28625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6.95854166666667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sc1" table:style-name="ta1">
        <table:table-column table:style-name="co1" table:number-columns-repeated="1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02" table:default-cell-style-name="ce1"/>
        <table:table-column table:style-name="co6" table:number-columns-repeated="6" table:default-cell-style-name="ce1"/>
        <table:table-column table:style-name="co7" table:number-columns-repeated="15359" table:default-cell-style-name="ce1"/>
        <table:table-row table:style-name="ro1">
          <table:table-cell office:value-type="string" table:style-name="ce1">
            <text:p>hid</text:p>
          </table:table-cell>
          <table:table-cell office:value-type="string" table:style-name="ce1">
            <text:p>tu_id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m_wage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byear</text:p>
          </table:table-cell>
          <table:table-cell office:value-type="string" table:style-name="ce1">
            <text:p>exper</text:p>
          </table:table-cell>
          <table:table-cell office:value-type="string" table:style-name="ce1">
            <text:p>avg_ep</text:p>
          </table:table-cell>
          <table:table-cell office:value-type="string" table:style-name="ce1">
            <text:p>EP</text:p>
          </table:table-cell>
          <table:table-cell table:number-columns-repeated="2" table:style-name="ce1"/>
          <table:table-cell office:value-type="string" table:style-name="ce1">
            <text:p>EP_end</text:p>
          </table:table-cell>
          <table:table-cell office:value-type="string" table:style-name="ce1">
            <text:p>regelaltersgrenze</text:p>
          </table:table-cell>
          <table:table-cell office:value-type="string" table:style-name="ce1">
            <text:p>ZF</text:p>
          </table:table-cell>
          <table:table-cell office:value-type="string" table:style-name="ce1">
            <text:p>pensions_sim</text:p>
          </table:table-cell>
          <table:table-cell table:number-columns-repeated="16367"/>
        </table:table-row>
        <table:table-row table:style-name="ro1">
          <table:table-cell office:value-type="float" office:value="1" table:formula="of:=[.B2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300" table:style-name="ce1">
            <text:p>30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57" table:formula="of:=[.G2]-[.H2]" table:style-name="ce1">
            <text:p>57</text:p>
          </table:table-cell>
          <table:table-cell office:value-type="float" office:value="2015" table:style-name="ce1">
            <text:p>2015</text:p>
          </table:table-cell>
          <table:table-cell office:value-type="float" office:value="1958" table:style-name="ce1">
            <text:p>1958</text:p>
          </table:table-cell>
          <table:table-cell office:value-type="float" office:value="39" table:formula="of:=[.F2] - 18" table:style-name="ce1">
            <text:p>39</text:p>
          </table:table-cell>
          <table:table-cell office:value-type="float" office:value="0.89680000000000004" table:style-name="ce1">
            <text:p>0,8968</text:p>
          </table:table-cell>
          <table:table-cell office:value-type="float" office:value="34.975200000000001" table:formula="of:=[.I2] * [.J2]" table:style-name="ce1">
            <text:p>34,9752</text:p>
          </table:table-cell>
          <table:table-cell table:number-columns-repeated="2" table:style-name="ce1"/>
          <table:table-cell office:value-type="float" office:value="34.984277974352899" table:style-name="ce1">
            <text:p>34,98427797</text:p>
          </table:table-cell>
          <table:table-cell office:value-type="float" office:value="65.916666666666671" table:formula="of:=IF([.H2]&gt;1947; MIN(67; ([.H2] - 1947) / 12  + 65);  65)" table:style-name="ce1">
            <text:p>65,91666667</text:p>
          </table:table-cell>
          <table:table-cell office:value-type="float" office:value="0.67899999999999983" table:formula="of:=([.F2] - [.O2]) * 0.036 + 1" table:style-name="ce1">
            <text:p>0,679</text:p>
          </table:table-cell>
          <table:table-cell office:value-type="float" office:value="693.86" table:style-name="ce1">
            <text:p>693,86</text:p>
          </table:table-cell>
          <table:table-cell table:number-columns-repeated="16367"/>
        </table:table-row>
        <table:table-row table:style-name="ro1">
          <table:table-cell office:value-type="float" office:value="2" table:formula="of:=[.B3]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600" table:style-name="ce1">
            <text:p>60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58" table:formula="of:=[.G3]-[.H3]" table:style-name="ce1">
            <text:p>58</text:p>
          </table:table-cell>
          <table:table-cell office:value-type="float" office:value="2015" table:style-name="ce1">
            <text:p>2015</text:p>
          </table:table-cell>
          <table:table-cell office:value-type="float" office:value="1957" table:style-name="ce1">
            <text:p>1957</text:p>
          </table:table-cell>
          <table:table-cell office:value-type="float" office:value="40" table:formula="of:=[.F3] - 18" table:style-name="ce1">
            <text:p>40</text:p>
          </table:table-cell>
          <table:table-cell office:value-type="float" office:value="0.90210000000000001" table:style-name="ce1">
            <text:p>0,9021</text:p>
          </table:table-cell>
          <table:table-cell office:value-type="float" office:value="36.084000000000003" table:formula="of:=[.I3] * [.J3]" table:style-name="ce1">
            <text:p>36,084</text:p>
          </table:table-cell>
          <table:table-cell table:number-columns-repeated="2" table:style-name="ce1"/>
          <table:table-cell office:value-type="float" office:value="36.1021559487058" table:style-name="ce1">
            <text:p>36,10215595</text:p>
          </table:table-cell>
          <table:table-cell office:value-type="float" office:value="65.833333333333329" table:formula="of:=IF([.H3]&gt;1947; MIN(67; ([.H3] - 1947) / 12  + 65);  65)" table:style-name="ce1">
            <text:p>65,83333333</text:p>
          </table:table-cell>
          <table:table-cell office:value-type="float" office:value="0.71800000000000019" table:formula="of:=([.F3] - [.O3]) * 0.036 + 1" table:style-name="ce1">
            <text:p>0,718</text:p>
          </table:table-cell>
          <table:table-cell office:value-type="float" office:value="757.16" table:style-name="ce1">
            <text:p>757,16</text:p>
          </table:table-cell>
          <table:table-cell table:number-columns-repeated="16367"/>
        </table:table-row>
        <table:table-row table:style-name="ro1">
          <table:table-cell office:value-type="float" office:value="3" table:formula="of:=[.B4]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900" table:style-name="ce1">
            <text:p>90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33" table:formula="of:=[.G4]-[.H4]" table:style-name="ce1">
            <text:p>33</text:p>
          </table:table-cell>
          <table:table-cell office:value-type="float" office:value="2015" table:style-name="ce1">
            <text:p>2015</text:p>
          </table:table-cell>
          <table:table-cell office:value-type="float" office:value="1982" table:style-name="ce1">
            <text:p>1982</text:p>
          </table:table-cell>
          <table:table-cell office:value-type="float" office:value="15" table:formula="of:=[.F4] - 18" table:style-name="ce1">
            <text:p>15</text:p>
          </table:table-cell>
          <table:table-cell office:value-type="float" office:value="0.71309999999999996" table:style-name="ce1">
            <text:p>0,7131</text:p>
          </table:table-cell>
          <table:table-cell office:value-type="float" office:value="10.696499999999999" table:formula="of:=[.I4] * [.J4]" table:style-name="ce1">
            <text:p>10,6965</text:p>
          </table:table-cell>
          <table:table-cell table:number-columns-repeated="2" table:style-name="ce1"/>
          <table:table-cell office:value-type="float" office:value="10.723733923058701" table:style-name="ce1">
            <text:p>10,72373392</text:p>
          </table:table-cell>
          <table:table-cell office:value-type="float" office:value="67" table:formula="of:=IF([.H4]&gt;1947; MIN(67; ([.H4] - 1947) / 12  + 65);  65)" table:style-name="ce1">
            <text:p>67</text:p>
          </table:table-cell>
          <table:table-cell office:value-type="float" office:value="-0.22399999999999998" table:formula="of:=([.F4] - [.O4]) * 0.036 + 1" table:style-name="ce1">
            <text:p>-0,224</text:p>
          </table:table-cell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float" office:value="4" table:formula="of:=[.B5]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45" table:formula="of:=[.G5]-[.H5]" table:style-name="ce1">
            <text:p>45</text:p>
          </table:table-cell>
          <table:table-cell office:value-type="float" office:value="2015" table:style-name="ce1">
            <text:p>2015</text:p>
          </table:table-cell>
          <table:table-cell office:value-type="float" office:value="1970" table:style-name="ce1">
            <text:p>1970</text:p>
          </table:table-cell>
          <table:table-cell office:value-type="float" office:value="27" table:formula="of:=[.F5] - 18" table:style-name="ce1">
            <text:p>27</text:p>
          </table:table-cell>
          <table:table-cell office:value-type="float" office:value="0.87770000000000004" table:style-name="ce1">
            <text:p>0,8777</text:p>
          </table:table-cell>
          <table:table-cell office:value-type="float" office:value="23.697900000000001" table:formula="of:=[.I5] * [.J5]" table:style-name="ce1">
            <text:p>23,6979</text:p>
          </table:table-cell>
          <table:table-cell table:number-columns-repeated="2" table:style-name="ce1"/>
          <table:table-cell office:value-type="float" office:value="23.734211897411601" table:style-name="ce1">
            <text:p>23,7342119</text:p>
          </table:table-cell>
          <table:table-cell office:value-type="float" office:value="66.916666666666671" table:formula="of:=IF([.H5]&gt;1947; MIN(67; ([.H5] - 1947) / 12  + 65);  65)" table:style-name="ce1">
            <text:p>66,91666667</text:p>
          </table:table-cell>
          <table:table-cell office:value-type="float" office:value="0.21099999999999985" table:formula="of:=([.F5] - [.O5]) * 0.036 + 1" table:style-name="ce1">
            <text:p>0,211</text:p>
          </table:table-cell>
          <table:table-cell office:value-type="float" office:value="146.28" table:style-name="ce1">
            <text:p>146,28</text:p>
          </table:table-cell>
          <table:table-cell table:number-columns-repeated="16367"/>
        </table:table-row>
        <table:table-row table:style-name="ro1">
          <table:table-cell office:value-type="float" office:value="5" table:formula="of:=[.B6]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500" table:style-name="ce1">
            <text:p>1500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63" table:formula="of:=[.G6]-[.H6]" table:style-name="ce1">
            <text:p>63</text:p>
          </table:table-cell>
          <table:table-cell office:value-type="float" office:value="2015" table:style-name="ce1">
            <text:p>2015</text:p>
          </table:table-cell>
          <table:table-cell office:value-type="float" office:value="1952" table:style-name="ce1">
            <text:p>1952</text:p>
          </table:table-cell>
          <table:table-cell office:value-type="float" office:value="45" table:formula="of:=[.F6] - 18" table:style-name="ce1">
            <text:p>45</text:p>
          </table:table-cell>
          <table:table-cell office:value-type="float" office:value="0.87509999999999999" table:style-name="ce1">
            <text:p>0,8751</text:p>
          </table:table-cell>
          <table:table-cell office:value-type="float" office:value="39.3795" table:formula="of:=[.I6] * [.J6]" table:style-name="ce1">
            <text:p>39,3795</text:p>
          </table:table-cell>
          <table:table-cell table:number-columns-repeated="2" table:style-name="ce1"/>
          <table:table-cell office:value-type="float" office:value="39.424889871764499" table:style-name="ce1">
            <text:p>39,42488987</text:p>
          </table:table-cell>
          <table:table-cell office:value-type="float" office:value="65.416666666666671" table:formula="of:=IF([.H6]&gt;1947; MIN(67; ([.H6] - 1947) / 12  + 65);  65)" table:style-name="ce1">
            <text:p>65,41666667</text:p>
          </table:table-cell>
          <table:table-cell office:value-type="float" office:value="0.91299999999999981" table:formula="of:=([.F6] - [.O6]) * 0.036 + 1" table:style-name="ce1">
            <text:p>0,913</text:p>
          </table:table-cell>
          <table:table-cell office:value-type="float" office:value="1051.4100000000001" table:style-name="ce1">
            <text:p>1051,41</text:p>
          </table:table-cell>
          <table:table-cell table:number-columns-repeated="16367"/>
        </table:table-row>
        <table:table-row table:style-name="ro1">
          <table:table-cell office:value-type="float" office:value="6" table:formula="of:=[.B7]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354" table:style-name="ce1">
            <text:p>1354</text:p>
          </table:table-cell>
          <table:table-cell office:value-type="float" office:value="5000" table:style-name="ce1">
            <text:p>5000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27" table:formula="of:=[.G7]-[.H7]" table:style-name="ce1">
            <text:p>27</text:p>
          </table:table-cell>
          <table:table-cell office:value-type="float" office:value="2012" table:style-name="ce1">
            <text:p>2012</text:p>
          </table:table-cell>
          <table:table-cell office:value-type="float" office:value="1985" table:style-name="ce1">
            <text:p>1985</text:p>
          </table:table-cell>
          <table:table-cell office:value-type="float" office:value="9" table:formula="of:=[.F7] - 18" table:style-name="ce1">
            <text:p>9</text:p>
          </table:table-cell>
          <table:table-cell office:value-type="float" office:value="0.66459999999999997" table:style-name="ce1">
            <text:p>0,6646</text:p>
          </table:table-cell>
          <table:table-cell office:value-type="float" office:value="5.9813999999999998" table:formula="of:=[.I7] * [.J7]" table:style-name="ce1">
            <text:p>5,9814</text:p>
          </table:table-cell>
          <table:table-cell table:number-columns-repeated="2" table:style-name="ce1"/>
          <table:table-cell office:value-type="float" office:value="6.1340111287214496" table:style-name="ce1">
            <text:p>6,134011129</text:p>
          </table:table-cell>
          <table:table-cell office:value-type="float" office:value="67" table:formula="of:=IF([.H7]&gt;1947; MIN(67; ([.H7] - 1947) / 12  + 65);  65)" table:style-name="ce1">
            <text:p>67</text:p>
          </table:table-cell>
          <table:table-cell office:value-type="float" office:value="-0.43999999999999995" table:formula="of:=([.F7] - [.O7]) * 0.036 + 1" table:style-name="ce1">
            <text:p>-0,44</text:p>
          </table:table-cell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float" office:value="7" table:formula="of:=[.B8]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483" table:style-name="ce1">
            <text:p>3483</text:p>
          </table:table-cell>
          <table:table-cell office:value-type="float" office:value="300" table:style-name="ce1">
            <text:p>300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30" table:formula="of:=[.G8]-[.H8]" table:style-name="ce1">
            <text:p>30</text:p>
          </table:table-cell>
          <table:table-cell office:value-type="float" office:value="2012" table:style-name="ce1">
            <text:p>2012</text:p>
          </table:table-cell>
          <table:table-cell office:value-type="float" office:value="1982" table:style-name="ce1">
            <text:p>1982</text:p>
          </table:table-cell>
          <table:table-cell office:value-type="float" office:value="12" table:formula="of:=[.F8] - 18" table:style-name="ce1">
            <text:p>12</text:p>
          </table:table-cell>
          <table:table-cell office:value-type="float" office:value="0.71309999999999996" table:style-name="ce1">
            <text:p>0,7131</text:p>
          </table:table-cell>
          <table:table-cell office:value-type="float" office:value="8.5571999999999999" table:formula="of:=[.I8] * [.J8]" table:style-name="ce1">
            <text:p>8,5572</text:p>
          </table:table-cell>
          <table:table-cell table:number-columns-repeated="2" table:style-name="ce1"/>
          <table:table-cell office:value-type="float" office:value="8.5667381955450903" table:style-name="ce1">
            <text:p>8,566738196</text:p>
          </table:table-cell>
          <table:table-cell office:value-type="float" office:value="67" table:formula="of:=IF([.H8]&gt;1947; MIN(67; ([.H8] - 1947) / 12  + 65);  65)" table:style-name="ce1">
            <text:p>67</text:p>
          </table:table-cell>
          <table:table-cell office:value-type="float" office:value="-0.33199999999999985" table:formula="of:=([.F8] - [.O8]) * 0.036 + 1" table:style-name="ce1">
            <text:p>-0,332</text:p>
          </table:table-cell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float" office:value="8" table:formula="of:=[.B9]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74" table:style-name="ce1">
            <text:p>874</text:p>
          </table:table-cell>
          <table:table-cell office:value-type="float" office:value="600" table:style-name="ce1">
            <text:p>600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39" table:formula="of:=[.G9]-[.H9]" table:style-name="ce1">
            <text:p>39</text:p>
          </table:table-cell>
          <table:table-cell office:value-type="float" office:value="2010" table:style-name="ce1">
            <text:p>2010</text:p>
          </table:table-cell>
          <table:table-cell office:value-type="float" office:value="1971" table:style-name="ce1">
            <text:p>1971</text:p>
          </table:table-cell>
          <table:table-cell office:value-type="float" office:value="21" table:formula="of:=[.F9] - 18" table:style-name="ce1">
            <text:p>21</text:p>
          </table:table-cell>
          <table:table-cell office:value-type="float" office:value="0.87060000000000004" table:style-name="ce1">
            <text:p>0,8706</text:p>
          </table:table-cell>
          <table:table-cell office:value-type="float" office:value="18.282600000000002" table:formula="of:=[.I9] * [.J9]" table:style-name="ce1">
            <text:p>18,2826</text:p>
          </table:table-cell>
          <table:table-cell table:number-columns-repeated="2" table:style-name="ce1"/>
          <table:table-cell office:value-type="float" office:value="18.3025424527289" table:style-name="ce1">
            <text:p>18,30254245</text:p>
          </table:table-cell>
          <table:table-cell office:value-type="float" office:value="67" table:formula="of:=IF([.H9]&gt;1947; MIN(67; ([.H9] - 1947) / 12  + 65);  65)" table:style-name="ce1">
            <text:p>67</text:p>
          </table:table-cell>
          <table:table-cell office:value-type="float" office:value="-8.0000000000000071E-3" table:formula="of:=([.F9] - [.O9]) * 0.036 + 1" table:style-name="ce1">
            <text:p>-0,008</text:p>
          </table:table-cell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float" office:value="9" table:formula="of:=[.B10]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6414" table:style-name="ce1">
            <text:p>6414</text:p>
          </table:table-cell>
          <table:table-cell office:value-type="float" office:value="900" table:style-name="ce1">
            <text:p>900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42" table:formula="of:=[.G10]-[.H10]" table:style-name="ce1">
            <text:p>42</text:p>
          </table:table-cell>
          <table:table-cell office:value-type="float" office:value="2010" table:style-name="ce1">
            <text:p>2010</text:p>
          </table:table-cell>
          <table:table-cell office:value-type="float" office:value="1968" table:style-name="ce1">
            <text:p>1968</text:p>
          </table:table-cell>
          <table:table-cell office:value-type="float" office:value="24" table:formula="of:=[.F10] - 18" table:style-name="ce1">
            <text:p>24</text:p>
          </table:table-cell>
          <table:table-cell office:value-type="float" office:value="0.89039999999999997" table:style-name="ce1">
            <text:p>0,8904</text:p>
          </table:table-cell>
          <table:table-cell office:value-type="float" office:value="21.369599999999998" table:formula="of:=[.I10] * [.J10]" table:style-name="ce1">
            <text:p>21,3696</text:p>
          </table:table-cell>
          <table:table-cell table:number-columns-repeated="2" table:style-name="ce1"/>
          <table:table-cell office:value-type="float" office:value="21.399513679093399" table:style-name="ce1">
            <text:p>21,39951368</text:p>
          </table:table-cell>
          <table:table-cell office:value-type="float" office:value="66.75" table:formula="of:=IF([.H10]&gt;1947; MIN(67; ([.H10] - 1947) / 12  + 65);  65)" table:style-name="ce1">
            <text:p>66,75</text:p>
          </table:table-cell>
          <table:table-cell office:value-type="float" office:value="0.1090000000000001" table:formula="of:=([.F10] - [.O10]) * 0.036 + 1" table:style-name="ce1">
            <text:p>0,109</text:p>
          </table:table-cell>
          <table:table-cell office:value-type="float" office:value="63.45" table:style-name="ce1">
            <text:p>63,45</text:p>
          </table:table-cell>
          <table:table-cell table:number-columns-repeated="16367"/>
        </table:table-row>
        <table:table-row table:style-name="ro1">
          <table:table-cell office:value-type="float" office:value="10" table:formula="of:=[.B11]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54684" table:style-name="ce1">
            <text:p>54684</text:p>
          </table:table-cell>
          <table:table-cell office:value-type="float" office:value="1200" table:style-name="ce1">
            <text:p>120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46" table:formula="of:=[.G11]-[.H11]" table:style-name="ce1">
            <text:p>46</text:p>
          </table:table-cell>
          <table:table-cell office:value-type="float" office:value="2010" table:style-name="ce1">
            <text:p>2010</text:p>
          </table:table-cell>
          <table:table-cell office:value-type="float" office:value="1964" table:style-name="ce1">
            <text:p>1964</text:p>
          </table:table-cell>
          <table:table-cell office:value-type="float" office:value="28" table:formula="of:=[.F11] - 18" table:style-name="ce1">
            <text:p>28</text:p>
          </table:table-cell>
          <table:table-cell office:value-type="float" office:value="0.90529999999999999" table:style-name="ce1">
            <text:p>0,9053</text:p>
          </table:table-cell>
          <table:table-cell office:value-type="float" office:value="25.348399999999998" table:formula="of:=[.I11] * [.J11]" table:style-name="ce1">
            <text:p>25,3484</text:p>
          </table:table-cell>
          <table:table-cell table:number-columns-repeated="2" table:style-name="ce1"/>
          <table:table-cell office:value-type="float" office:value="25.388284905457802" table:style-name="ce1">
            <text:p>25,38828491</text:p>
          </table:table-cell>
          <table:table-cell office:value-type="float" office:value="66.416666666666671" table:formula="of:=IF([.H11]&gt;1947; MIN(67; ([.H11] - 1947) / 12  + 65);  65)" table:style-name="ce1">
            <text:p>66,41666667</text:p>
          </table:table-cell>
          <table:table-cell office:value-type="float" office:value="0.2649999999999999" table:formula="of:=([.F11] - [.O11]) * 0.036 + 1" table:style-name="ce1">
            <text:p>0,265</text:p>
          </table:table-cell>
          <table:table-cell office:value-type="float" office:value="183" table:style-name="ce1">
            <text:p>183</text:p>
          </table:table-cell>
          <table:table-cell table:number-columns-repeated="16367"/>
        </table:table-row>
        <table:table-row table:style-name="ro1">
          <table:table-cell office:value-type="float" office:value="11" table:formula="of:=[.B12]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office:value-type="float" office:value="1500" table:style-name="ce1">
            <text:p>150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43" table:formula="of:=[.G12]-[.H12]" table:style-name="ce1">
            <text:p>43</text:p>
          </table:table-cell>
          <table:table-cell office:value-type="float" office:value="2010" table:style-name="ce1">
            <text:p>2010</text:p>
          </table:table-cell>
          <table:table-cell office:value-type="float" office:value="1967" table:style-name="ce1">
            <text:p>1967</text:p>
          </table:table-cell>
          <table:table-cell office:value-type="float" office:value="25" table:formula="of:=[.F12] - 18" table:style-name="ce1">
            <text:p>25</text:p>
          </table:table-cell>
          <table:table-cell office:value-type="float" office:value="0.89680000000000004" table:style-name="ce1">
            <text:p>0,8968</text:p>
          </table:table-cell>
          <table:table-cell office:value-type="float" office:value="22.42" table:formula="of:=[.I12] * [.J12]" table:style-name="ce1">
            <text:p>22,42</text:p>
          </table:table-cell>
          <table:table-cell table:number-columns-repeated="2" table:style-name="ce1"/>
          <table:table-cell office:value-type="float" office:value="22.469856131822301" table:style-name="ce1">
            <text:p>22,46985613</text:p>
          </table:table-cell>
          <table:table-cell office:value-type="float" office:value="66.666666666666671" table:formula="of:=IF([.H12]&gt;1947; MIN(67; ([.H12] - 1947) / 12  + 65);  65)" table:style-name="ce1">
            <text:p>66,66666667</text:p>
          </table:table-cell>
          <table:table-cell office:value-type="float" office:value="0.14799999999999991" table:formula="of:=([.F12] - [.O12]) * 0.036 + 1" table:style-name="ce1">
            <text:p>0,148</text:p>
          </table:table-cell>
          <table:table-cell office:value-type="float" office:value="90.45" table:style-name="ce1">
            <text:p>90,45</text:p>
          </table:table-cell>
          <table:table-cell table:number-columns-repeated="16367"/>
        </table:table-row>
        <table:table-row table:style-name="ro1">
          <table:table-cell office:value-type="float" office:value="12" table:formula="of:=[.B13]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369" table:style-name="ce1">
            <text:p>369</text:p>
          </table:table-cell>
          <table:table-cell office:value-type="float" office:value="8000" table:style-name="ce1">
            <text:p>800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59" table:formula="of:=[.G13]-[.H13]" table:style-name="ce1">
            <text:p>59</text:p>
          </table:table-cell>
          <table:table-cell office:value-type="float" office:value="2010" table:style-name="ce1">
            <text:p>2010</text:p>
          </table:table-cell>
          <table:table-cell office:value-type="float" office:value="1951" table:style-name="ce1">
            <text:p>1951</text:p>
          </table:table-cell>
          <table:table-cell office:value-type="float" office:value="41" table:formula="of:=[.F13] - 18" table:style-name="ce1">
            <text:p>41</text:p>
          </table:table-cell>
          <table:table-cell office:value-type="float" office:value="0.85870000000000002" table:style-name="ce1">
            <text:p>0,8587</text:p>
          </table:table-cell>
          <table:table-cell office:value-type="float" office:value="35.206699999999998" table:formula="of:=[.I13] * [.J13]" table:style-name="ce1">
            <text:p>35,2067</text:p>
          </table:table-cell>
          <table:table-cell table:number-columns-repeated="2" table:style-name="ce1"/>
          <table:table-cell office:value-type="float" office:value="35.389505816681698" table:style-name="ce1">
            <text:p>35,38950582</text:p>
          </table:table-cell>
          <table:table-cell office:value-type="float" office:value="65.333333333333329" table:formula="of:=IF([.H13]&gt;1947; MIN(67; ([.H13] - 1947) / 12  + 65);  65)" table:style-name="ce1">
            <text:p>65,33333333</text:p>
          </table:table-cell>
          <table:table-cell office:value-type="float" office:value="0.77200000000000024" table:formula="of:=([.F13] - [.O13]) * 0.036 + 1" table:style-name="ce1">
            <text:p>0,772</text:p>
          </table:table-cell>
          <table:table-cell office:value-type="float" office:value="743.12" table:style-name="ce1">
            <text:p>743,12</text:p>
          </table:table-cell>
          <table:table-cell table:number-columns-repeated="1636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11" table:style-name="ce1">
            <text:p>111</text:p>
          </table:table-cell>
          <table:table-cell office:value-type="float" office:value="700" table:style-name="ce1">
            <text:p>70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52" table:formula="of:=[.G14]-[.H14]" table:style-name="ce1">
            <text:p>52</text:p>
          </table:table-cell>
          <table:table-cell office:value-type="float" office:value="2012" table:style-name="ce1">
            <text:p>2012</text:p>
          </table:table-cell>
          <table:table-cell office:value-type="float" office:value="1960" table:style-name="ce1">
            <text:p>1960</text:p>
          </table:table-cell>
          <table:table-cell office:value-type="float" office:value="34" table:formula="of:=[.F14] - 18" table:style-name="ce1">
            <text:p>34</text:p>
          </table:table-cell>
          <table:table-cell office:value-type="float" office:value="0.89890000000000003" table:style-name="ce1">
            <text:p>0,8989</text:p>
          </table:table-cell>
          <table:table-cell office:value-type="float" office:value="30.5626" table:formula="of:=[.I14] * [.J14]" table:style-name="ce1">
            <text:p>30,5626</text:p>
          </table:table-cell>
          <table:table-cell table:number-columns-repeated="2" table:style-name="ce1"/>
          <table:table-cell office:value-type="float" office:value="30.5848557896052" table:style-name="ce1">
            <text:p>30,58485579</text:p>
          </table:table-cell>
          <table:table-cell office:value-type="float" office:value="66.083333333333329" table:formula="of:=IF([.H14]&gt;1947; MIN(67; ([.H14] - 1947) / 12  + 65);  65)" table:style-name="ce1">
            <text:p>66,08333333</text:p>
          </table:table-cell>
          <table:table-cell office:value-type="float" office:value="0.49300000000000022" table:formula="of:=([.F14] - [.O14]) * 0.036 + 1" table:style-name="ce1">
            <text:p>0,493</text:p>
          </table:table-cell>
          <table:table-cell office:value-type="float" office:value="423.25" table:style-name="ce1">
            <text:p>423,25</text:p>
          </table:table-cell>
          <table:table-cell table:number-columns-repeated="1636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4684" table:style-name="ce1">
            <text:p>4684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53" table:formula="of:=[.G15]-[.H15]" table:style-name="ce1">
            <text:p>53</text:p>
          </table:table-cell>
          <table:table-cell office:value-type="float" office:value="2012" table:style-name="ce1">
            <text:p>2012</text:p>
          </table:table-cell>
          <table:table-cell office:value-type="float" office:value="1959" table:style-name="ce1">
            <text:p>1959</text:p>
          </table:table-cell>
          <table:table-cell office:value-type="float" office:value="35" table:formula="of:=[.F15] - 18" table:style-name="ce1">
            <text:p>35</text:p>
          </table:table-cell>
          <table:table-cell office:value-type="float" office:value="0.88749999999999996" table:style-name="ce1">
            <text:p>0,8875</text:p>
          </table:table-cell>
          <table:table-cell office:value-type="float" office:value="31.0625" table:formula="of:=[.I15] * [.J15]" table:style-name="ce1">
            <text:p>31,0625</text:p>
          </table:table-cell>
          <table:table-cell table:number-columns-repeated="2" table:style-name="ce1"/>
          <table:table-cell office:value-type="float" office:value="31.0625" table:style-name="ce1">
            <text:p>31,0625</text:p>
          </table:table-cell>
          <table:table-cell office:value-type="float" office:value="66" table:formula="of:=IF([.H15]&gt;1947; MIN(67; ([.H15] - 1947) / 12  + 65);  65)" table:style-name="ce1">
            <text:p>66</text:p>
          </table:table-cell>
          <table:table-cell office:value-type="float" office:value="0.53200000000000003" table:formula="of:=([.F15] - [.O15]) * 0.036 + 1" table:style-name="ce1">
            <text:p>0,532</text:p>
          </table:table-cell>
          <table:table-cell office:value-type="float" office:value="463.86" table:style-name="ce1">
            <text:p>463,86</text:p>
          </table:table-cell>
          <table:table-cell table:number-columns-repeated="16367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title/>
    <dc:description/>
    <dc:subject/>
    <meta:initial-creator/>
    <dc:creator>Sommer, Eric</dc:creator>
    <meta:creation-date>2006-09-16T00:00:00Z</meta:creation-date>
    <dc:date>2019-10-10T13:27:08Z</dc:date>
    <meta:template xlink:href="" xlink:type="simple"/>
    <meta:editing-cycles>7</meta:editing-cycles>
    <meta:editing-duration>PT0S</meta:editing-duration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